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a4f08" officeooo:paragraph-rsid="001a4f08"/>
    </style:style>
    <style:style style:name="P7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8" style:family="paragraph" style:parent-style-name="Table_20_Contents">
      <style:text-properties officeooo:rsid="000cf989" officeooo:paragraph-rsid="001009f9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officeooo:paragraph-rsid="0010332d"/>
    </style:style>
    <style:style style:name="P12" style:family="paragraph" style:parent-style-name="Standard" style:list-style-name="L1">
      <style:text-properties officeooo:rsid="000e27c0" officeooo:paragraph-rsid="00147cfd"/>
    </style:style>
    <style:style style:name="P13" style:family="paragraph" style:parent-style-name="Azione_20_attore">
      <style:text-properties officeooo:rsid="001a4f08" officeooo:paragraph-rsid="000cf989"/>
    </style:style>
    <style:style style:name="P14" style:family="paragraph" style:parent-style-name="Azione_20_attore" style:list-style-name="Numerazione_20_UC">
      <style:text-properties officeooo:rsid="001a4f08" officeooo:paragraph-rsid="0027638a"/>
    </style:style>
    <style:style style:name="P15" style:family="paragraph" style:parent-style-name="Azione_20_attore" style:list-style-name="Numerazione_20_UC">
      <style:text-properties officeooo:paragraph-rsid="00225e36"/>
    </style:style>
    <style:style style:name="P16" style:family="paragraph" style:parent-style-name="Azione_20_attore" style:list-style-name="Numerazione_20_UC">
      <style:paragraph-properties fo:text-align="justify" style:justify-single-word="false"/>
      <style:text-properties officeooo:rsid="0012f53f" officeooo:paragraph-rsid="0027638a"/>
    </style:style>
    <style:style style:name="P17" style:family="paragraph" style:parent-style-name="Azione_20_attore" style:list-style-name="Numerazione_20_UC">
      <style:text-properties officeooo:rsid="0015e382" officeooo:paragraph-rsid="0027638a"/>
    </style:style>
    <style:style style:name="P18" style:family="paragraph" style:parent-style-name="Azione_20_attore" style:list-style-name="">
      <style:text-properties officeooo:rsid="000cf989" officeooo:paragraph-rsid="000cf989"/>
    </style:style>
    <style:style style:name="P19" style:family="paragraph" style:parent-style-name="Azione_20_attore" style:list-style-name="">
      <style:text-properties fo:font-weight="normal" officeooo:rsid="001a4f08" officeooo:paragraph-rsid="0027638a" style:font-weight-asian="normal" style:font-weight-complex="normal"/>
    </style:style>
    <style:style style:name="P20" style:family="paragraph" style:parent-style-name="Azione_20_attore" style:list-style-name="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P21" style:family="paragraph" style:parent-style-name="Azione_20_sistema" style:list-style-name="Numerazione_20_UC">
      <style:text-properties fo:font-weight="normal" officeooo:rsid="001a4f08" officeooo:paragraph-rsid="0027638a" style:font-weight-asian="normal" style:font-weight-complex="normal"/>
    </style:style>
    <style:style style:name="P22" style:family="paragraph" style:parent-style-name="Azione_20_sistema">
      <style:text-properties officeooo:rsid="0015e382" officeooo:paragraph-rsid="0015e382"/>
    </style:style>
    <style:style style:name="P23" style:family="paragraph" style:parent-style-name="Azione_20_sistema" style:list-style-name="Numerazione_20_UC">
      <style:paragraph-properties fo:text-align="justify" style:justify-single-word="false"/>
      <style:text-properties officeooo:rsid="0012f53f" officeooo:paragraph-rsid="002d23cf"/>
    </style:style>
    <style:style style:name="P24" style:family="paragraph" style:parent-style-name="Azione_20_sistema" style:list-style-name="">
      <style:paragraph-properties fo:text-align="justify" style:justify-single-word="false"/>
      <style:text-properties officeooo:rsid="0012f53f" officeooo:paragraph-rsid="0027638a"/>
    </style:style>
    <style:style style:name="P25" style:family="paragraph" style:parent-style-name="Azione_20_sistema" style:list-style-name="">
      <style:text-properties officeooo:paragraph-rsid="00225e36"/>
    </style:style>
    <style:style style:name="P26" style:family="paragraph" style:parent-style-name="Azione_20_sistema" style:list-style-name="">
      <style:text-properties officeooo:rsid="001a4f08" officeooo:paragraph-rsid="0027638a"/>
    </style:style>
    <style:style style:name="P27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P28" style:family="paragraph" style:parent-style-name="Azione_20_sistema" style:list-style-name="">
      <style:paragraph-properties fo:margin-left="2.501cm" fo:margin-right="0cm" fo:text-align="justify" style:justify-single-word="false" fo:text-indent="-1.45cm" style:auto-text-indent="false"/>
      <style:text-properties officeooo:rsid="0012f53f" officeooo:paragraph-rsid="002d23cf"/>
    </style:style>
    <style:style style:name="T1" style:family="text">
      <style:text-properties officeooo:rsid="0012f53f"/>
    </style:style>
    <style:style style:name="T2" style:family="text">
      <style:text-properties fo:font-weight="normal" officeooo:rsid="0015e382" style:font-weight-asian="normal" style:font-weight-complex="normal"/>
    </style:style>
    <style:style style:name="T3" style:family="text">
      <style:text-properties fo:font-weight="normal" officeooo:rsid="0015ec24" style:font-weight-asian="normal" style:font-weight-complex="normal"/>
    </style:style>
    <style:style style:name="T4" style:family="text">
      <style:text-properties fo:font-weight="normal" officeooo:rsid="001a4f08" style:font-weight-asian="normal" style:font-weight-complex="normal"/>
    </style:style>
    <style:style style:name="T5" style:family="text">
      <style:text-properties officeooo:rsid="000ad213"/>
    </style:style>
    <style:style style:name="T6" style:family="text">
      <style:text-properties officeooo:rsid="0014a617"/>
    </style:style>
    <style:style style:name="T7" style:family="text">
      <style:text-properties officeooo:rsid="0015e382"/>
    </style:style>
    <style:style style:name="T8" style:family="text">
      <style:text-properties officeooo:rsid="00185656"/>
    </style:style>
    <style:style style:name="T9" style:family="text">
      <style:text-properties officeooo:rsid="001a4f08"/>
    </style:style>
    <style:style style:name="T10" style:family="text">
      <style:text-properties officeooo:rsid="001a9995"/>
    </style:style>
    <style:style style:name="T11" style:family="text">
      <style:text-properties officeooo:rsid="001cad2e"/>
    </style:style>
    <style:style style:name="T12" style:family="text">
      <style:text-properties officeooo:rsid="000db710"/>
    </style:style>
    <style:style style:name="T13" style:family="text">
      <style:text-properties officeooo:rsid="0010332d"/>
    </style:style>
    <style:style style:name="T14" style:family="text">
      <style:text-properties officeooo:rsid="0025720b"/>
    </style:style>
    <style:style style:name="T15" style:family="text">
      <style:text-properties officeooo:rsid="0027638a"/>
    </style:style>
    <style:style style:name="T16" style:family="text">
      <style:text-properties officeooo:rsid="00290439"/>
    </style:style>
    <style:style style:name="T17" style:family="text">
      <style:text-properties officeooo:rsid="002ca667"/>
    </style:style>
    <style:style style:name="T18" style:family="text">
      <style:text-properties officeooo:rsid="002d23cf"/>
    </style:style>
    <style:style style:name="T19" style:family="text">
      <style:text-properties fo:font-weight="bold" officeooo:rsid="002d23cf" style:font-weight-asian="bold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6">Inserimento </text:span><text:span text:style-name="T9">Attività </text:span><text:span text:style-name="T17">nel </text:span><text:span text:style-name="T9">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<text:span text:style-name="T17"><text:s/></text:span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L'<text:span text:style-name="T17">utente</text:span> accede al sistema <text:span text:style-name="T17">e viene riconosciuto come 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515516" text:style-name="Numerazione_20_UC">
              <text:list-header>
                <text:p text:style-name="P13"/>
              </text:list-header>
              <text:list-item text:start-value="1">
                <text:p text:style-name="P15"><text:span text:style-name="T1">L'</text:span><text:span text:style-name="T15">Educatore didattico</text:span><text:span text:style-name="T1"> </text:span><text:span text:style-name="T12"><text:s/>accede alla sezione </text:span><text:span text:style-name="T9">Registro</text:span></text:p>
              </text:list-item>
            </text:list>
            <text:p text:style-name="P25"><text:span text:style-name="T9"/></text:p>
            <text:list xml:id="list38543890" text:continue-numbering="true" text:style-name="Numerazione_20_UC">
              <text:list-item>
                <text:p text:style-name="P14">L' <text:span text:style-name="T15">Educatore didattico</text:span> seleziona la classe per cui vuole inserire l'attività </text:p>
              </text:list-item>
            </text:list>
            <text:p text:style-name="P26"/>
            <text:list xml:id="list38532908" text:continue-numbering="true" text:style-name="Numerazione_20_UC">
              <text:list-item>
                <text:p text:style-name="P21">L' <text:span text:style-name="T15">Educatore didattico</text:span> seleziona la fuzion<text:span text:style-name="T10">alità</text:span> Attività Odierna</text:p>
              </text:list-item>
            </text:list>
            <text:p text:style-name="P19"/>
            <text:list xml:id="list38536256" text:continue-numbering="true" text:style-name="Numerazione_20_UC">
              <text:list-item>
                <text:p text:style-name="P27"><text:span text:style-name="T3">Il sistema </text:span><text:span text:style-name="T2">mostra </text:span><text:span text:style-name="T3"><text:s/></text:span><text:span text:style-name="T4">una finestra da compilare</text:span></text:p>
              </text:list-item>
            </text:list>
            <text:p text:style-name="P20"><text:span text:style-name="T4"/></text:p>
            <text:list xml:id="list38531471" text:continue-numbering="true" text:style-name="Numerazione_20_UC">
              <text:list-item>
                <text:p text:style-name="P16">L' <text:span text:style-name="T15">Educatore didattico</text:span> <text:span text:style-name="T9">inserisce </text:span><text:span text:style-name="T17">una descrizione dell'attività svolta e la categoria di appartenenza</text:span></text:p>
              </text:list-item>
            </text:list>
            <text:p text:style-name="P24"><text:span text:style-name="T17"/></text:p>
            <text:list xml:id="list38534907" text:continue-numbering="true" text:style-name="Numerazione_20_UC">
              <text:list-item>
                <text:p text:style-name="P23"><text:span text:style-name="T18">Nel caso in cui l'educatore didattico voglia inserire anche una nota all'attività svolta seleziona la funzionalità di “Inserimento Nota” (estende </text:span><text:span text:style-name="T19">Inserimento Nota</text:span><text:span text:style-name="T18">)</text:span></text:p>
              </text:list-item>
            </text:list>
            <text:p text:style-name="P28"><text:span text:style-name="T18"/></text:p>
            <text:list xml:id="list38526430" text:continue-numbering="true" text:style-name="Numerazione_20_UC">
              <text:list-item>
                <text:p text:style-name="P17">L' <text:span text:style-name="T15">Educatore didattico</text:span> sottomette <text:span text:style-name="T9">l'attività</text:span></text:p>
              </text:list-item>
              <text:list-item>
                <text:p text:style-name="P22">Il sistema memorizza <text:span text:style-name="T9">l'attività odierna</text:span></text:p>
              </text:list-item>
            </text:list>
            <text:p text:style-name="P1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<text:span text:style-name="T13">L'educatore didatti</text:span><text:span text:style-name="T14">co</text:span><text:span text:style-name="T13"> </text:span><text:span text:style-name="T7">ha inserito </text:span><text:span text:style-name="T15">l'attività</text:span><text:span text:style-name="T13"> </text:span><text:span text:style-name="T7">correttamente, ha confermato l' operazione e il sistema ha aggiornato l'elenco </text:span><text:span text:style-name="T13">dei questionari.</text:span></text:p>
            <text:p text:style-name="P11">L'<text:span text:style-name="T14">educatore didattico</text:span><text:span text:style-name="T13"> </text:span>ha annullato l' operazione <text:s/>e il sistema non ha aggiornato l'elenco <text:span text:style-name="T13">de</text:span><text:span text:style-name="T16">lle attività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8503126" text:style-name="L1">
              <text:list-item>
                <text:p text:style-name="P12">Nel caso di un errore <text:span text:style-name="T17">utente</text:span>, il sistema mostra all’<text:span text:style-name="T17">utente</text:span>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10"/>
      <text:p text:style-name="P5"><text:span text:style-name="T8">UC_H_</text:span><text:span text:style-name="T9">55</text:span><text:span text:style-name="T8">_</text:span><text:span text:style-name="T11">educatore_</text:span><text:span text:style-name="T8">inserimento_</text:span><text:span text:style-name="T9">attività_registro</text:span><text:span text:style-name="T8">: </text:span><text:span text:style-name="T6">Inserimento </text:span><text:span text:style-name="T9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4M55S</meta:editing-duration>
    <meta:editing-cycles>38</meta:editing-cycles>
    <meta:generator>LibreOffice/3.6$Windows_x86 LibreOffice_project/da8c1e6-fd468f4-454e206-f42a4a9-143cfd</meta:generator>
    <dc:date>2012-11-23T18:40:16.01</dc:date>
    <meta:document-statistic meta:table-count="1" meta:image-count="0" meta:object-count="0" meta:page-count="1" meta:paragraph-count="25" meta:word-count="178" meta:character-count="1295" meta:non-whitespace-character-count="1146"/>
  </office:meta>
</office:document-meta>
</file>